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paragraph-rsid="000bf71e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paragraph-rsid="0000db40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bf71e" officeooo:paragraph-rsid="000bf71e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bf71e" officeooo:paragraph-rsid="0000db40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0db40" officeooo:paragraph-rsid="0000db40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bf71e" officeooo:paragraph-rsid="000bf71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bf71e" officeooo:paragraph-rsid="0000db4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bf71e" officeooo:paragraph-rsid="000358f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0db40" officeooo:paragraph-rsid="0000db4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0db40" officeooo:paragraph-rsid="000358f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Noto Sans CJK JP Regular" fo:font-size="18pt" fo:font-weight="bold" officeooo:paragraph-rsid="000bf71e" style:font-size-asian="18pt" style:font-weight-asian="bold" style:font-size-complex="18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8pt" fo:font-weight="bold" officeooo:paragraph-rsid="000bf71e" style:font-size-asian="18pt" style:font-weight-asian="bold" style:font-size-complex="1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Noto Sans CJK JP Regular" fo:font-size="18pt" fo:font-weight="bold" officeooo:rsid="000bf71e" officeooo:paragraph-rsid="000bf71e" style:font-size-asian="18pt" style:font-weight-asian="bold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8pt" officeooo:paragraph-rsid="000bf71e" style:font-size-asian="18pt" style:font-size-complex="18pt"/>
    </style:style>
    <style:style style:name="P15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ans CJK JP Regular" fo:font-size="14pt" fo:font-weight="bold" officeooo:rsid="000bf71e" officeooo:paragraph-rsid="0000db40" style:font-size-asian="14pt" style:font-weight-asian="bold" style:font-size-complex="14pt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officeooo:paragraph-rsid="0000db40" style:font-size-asian="12.25pt" style:font-size-complex="14pt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Noto Sans CJK JP Regular" fo:font-size="18pt" fo:font-weight="bold" officeooo:paragraph-rsid="000bf71e" style:font-size-asian="18pt" style:font-weight-asian="bold" style:font-size-complex="1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bold" officeooo:rsid="0000db40" officeooo:paragraph-rsid="0000db40" style:font-size-asian="14pt" style:font-weight-asian="bold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bf71e" officeooo:paragraph-rsid="0000db4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Noto Sans CJK JP Regular" fo:font-size="14pt" fo:font-weight="normal" officeooo:rsid="000bf71e" officeooo:paragraph-rsid="00054d2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fo:font-size="14pt" officeooo:paragraph-rsid="0000db40" style:font-size-asian="12.25pt" style:font-size-complex="14pt"/>
    </style:style>
    <style:style style:name="T1" style:family="text">
      <style:text-properties officeooo:rsid="000bf71e"/>
    </style:style>
    <style:style style:name="T2" style:family="text">
      <style:text-properties officeooo:rsid="0000db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SN COLLEGE OF ENGINEERING (Autonomous)</text:p>
      <text:p text:style-name="P11">Affiliated to Anna University</text:p>
      <text:p text:style-name="P11">DEPARTMENT OF CSE</text:p>
      <text:p text:style-name="P11"/>
      <text:p text:style-name="P11">UCS 1211 PROGRAMMING IN C LABORATORY</text:p>
      <text:p text:style-name="P13">A<text:span text:style-name="T2">7</text:span>: <text:span text:style-name="T2">File Handling</text:span> in C</text:p>
      <text:p text:style-name="P11"/>
      <text:p text:style-name="P12">REG NO. : 185001083</text:p>
      <text:p text:style-name="P12">NAME : B. LAKSHMI PRIYA</text:p>
      <text:p text:style-name="P12">CLASS : CSE B (SEMESTER 2)</text:p>
      <text:p text:style-name="P14"/>
      <text:p text:style-name="P1">1. PROGRAM NAME: <text:s/><text:span text:style-name="T2">COPYING CONTENTS FROM ONE FILE TO ANOTHER</text:span></text:p>
      <text:p text:style-name="P1"/>
      <text:p text:style-name="P3">PROGRAM:</text:p>
      <text:p text:style-name="P6">#include &lt;stdio.h&gt;</text:p>
      <text:p text:style-name="P6">#include &lt;stdlib.h&gt;</text:p>
      <text:p text:style-name="P6">void main(int argc, char *argv[])</text:p>
      <text:p text:style-name="P6">{</text:p>
      <text:p text:style-name="P6">char ch;</text:p>
      <text:p text:style-name="P6">int flag;</text:p>
      <text:p text:style-name="P6">FILE *f1,*f2;</text:p>
      <text:p text:style-name="P6">f1=fopen(argv[1],"r");</text:p>
      <text:p text:style-name="P6">if (f1==NULL)</text:p>
      <text:p text:style-name="P6"><text:tab/>{</text:p>
      <text:p text:style-name="P6"><text:tab/>printf("File doesn't exist!!\n");</text:p>
      <text:p text:style-name="P6"><text:tab/>exit(1);</text:p>
      <text:p text:style-name="P6"><text:tab/>}</text:p>
      <text:p text:style-name="P6">printf("Enter 1 to overwrite and 2 to append: ");</text:p>
      <text:p text:style-name="P6">scanf("%d",&amp;flag);</text:p>
      <text:p text:style-name="P6">if (flag==1)</text:p>
      <text:p text:style-name="P6"><text:tab/>f2=fopen(argv[2],"w");</text:p>
      <text:p text:style-name="P6"><text:soft-page-break/>else</text:p>
      <text:p text:style-name="P6"><text:tab/>f2=fopen(argv[2],"a");</text:p>
      <text:p text:style-name="P6">while((ch=getc(f1))!=EOF)</text:p>
      <text:p text:style-name="P6"><text:tab/>putc(ch,f2);</text:p>
      <text:p text:style-name="P6">printf("File copied successfully!\n");</text:p>
      <text:p text:style-name="P6">fclose(f1);<text:tab/></text:p>
      <text:p text:style-name="P6">fclose(f2);</text:p>
      <text:p text:style-name="P6">}</text:p>
      <text:p text:style-name="P3"/>
      <text:p text:style-name="P5">OUTPUT:</text:p>
      <text:p text:style-name="P10"><text:span text:style-name="T1">cseb83@jtl-14:~/A6$ </text:span>gcc copy.c -o copy</text:p>
      <text:p text:style-name="P10"><text:span text:style-name="T1">cseb83@jtl-14:~/A6$ </text:span>./copy source destination</text:p>
      <text:p text:style-name="P9">File doesn't exist!!</text:p>
      <text:p text:style-name="P10"><text:span text:style-name="T1">cseb83@jtl-14:~/A6$ </text:span>./copy source destination</text:p>
      <text:p text:style-name="P9">Enter 1 to overwrite and 2 to append: 1</text:p>
      <text:p text:style-name="P9">File copied successfully!</text:p>
      <text:p text:style-name="P10"><text:span text:style-name="T1">cseb83@jtl-14:~/A6$ </text:span>./copy source destination</text:p>
      <text:p text:style-name="P9">Enter 1 to overwrite and 2 to append: 2</text:p>
      <text:p text:style-name="P9">File copied successfully!</text:p>
      <text:p text:style-name="P9"/>
      <text:p text:style-name="P9">FILE NAME <text:s/>: source</text:p>
      <text:p text:style-name="P9">CONTENTS :</text:p>
      <text:p text:style-name="P9"><text:s text:c="5"/>Programming</text:p>
      <text:p text:style-name="P9"><text:tab/>with</text:p>
      <text:p text:style-name="P9"><text:tab/> C </text:p>
      <text:p text:style-name="P9"/>
      <text:p text:style-name="P9">FILE NAME <text:s/>: destination</text:p>
      <text:p text:style-name="P9">CONTENTS :</text:p>
      <text:p text:style-name="P9"><text:s text:c="5"/>Programming</text:p>
      <text:p text:style-name="P9"><text:tab/>with</text:p>
      <text:p text:style-name="P9"><text:tab/> C</text:p>
      <text:p text:style-name="P9"><text:s text:c="5"/>Programming</text:p>
      <text:p text:style-name="P9"><text:tab/>with</text:p>
      <text:p text:style-name="P9"><text:tab/> C</text:p>
      <text:p text:style-name="P16"/>
      <text:p text:style-name="P2"><text:soft-page-break/><text:span text:style-name="T2">2</text:span>. PROGRAM NAME: <text:s/><text:span text:style-name="T2">LIST OF INFORMATION - 1</text:span></text:p>
      <text:p text:style-name="P2"/>
      <text:p text:style-name="P4">PROGRAM: </text:p>
      <text:p text:style-name="P7">#include &lt;stdio.h&gt;</text:p>
      <text:p text:style-name="P7">#include &lt;string.h&gt;</text:p>
      <text:p text:style-name="P7">#include &lt;stdlib.h&gt;</text:p>
      <text:p text:style-name="P7"/>
      <text:p text:style-name="P7">FILE *f;</text:p>
      <text:p text:style-name="P7"/>
      <text:p text:style-name="P7">struct record</text:p>
      <text:p text:style-name="P7">{</text:p>
      <text:p text:style-name="P7">char name[20],address[50];</text:p>
      <text:p text:style-name="P7">long int telephone;</text:p>
      <text:p text:style-name="P7">};</text:p>
      <text:p text:style-name="P7"/>
      <text:p text:style-name="P7">void add(int n)</text:p>
      <text:p text:style-name="P7">{</text:p>
      <text:p text:style-name="P7">struct record rec[n];</text:p>
      <text:p text:style-name="P7">for (int i=0;i&lt;n;i++)</text:p>
      <text:p text:style-name="P7">{</text:p>
      <text:p text:style-name="P7"><text:tab/>printf("\n\nEnter name: ");</text:p>
      <text:p text:style-name="P7"><text:tab/>scanf(" %[^\n]",rec[i].name);</text:p>
      <text:p text:style-name="P7"><text:tab/>printf("Enter address: ");</text:p>
      <text:p text:style-name="P7"><text:tab/>scanf(" %[^\n]",rec[i].address);</text:p>
      <text:p text:style-name="P7"><text:tab/>printf("Enter telephone number: ");</text:p>
      <text:p text:style-name="P7"><text:tab/>scanf(" %ld",&amp;rec[i].telephone);</text:p>
      <text:p text:style-name="P7"><text:tab/>fprintf(f,"%s\n%s\n%ld\n",rec[i].name,rec[i].address,rec[i].telephone);</text:p>
      <text:p text:style-name="P7">}</text:p>
      <text:p text:style-name="P7">}</text:p>
      <text:p text:style-name="P7"/>
      <text:p text:style-name="P7">void read(int n, struct record rec[])</text:p>
      <text:p text:style-name="P7">{</text:p>
      <text:p text:style-name="P7">for (int i=0;i&lt;n;i++)</text:p>
      <text:p text:style-name="P7"><text:tab/>{</text:p>
      <text:p text:style-name="P7"><text:soft-page-break/><text:tab/>fscanf(f, " %[^\n] %[^\n] %ld",rec[i].name, rec[i].address,&amp;rec[i].telephone);</text:p>
      <text:p text:style-name="P7"><text:tab/>}</text:p>
      <text:p text:style-name="P7">}</text:p>
      <text:p text:style-name="P7"/>
      <text:p text:style-name="P7">int search(int n,struct record rec[])</text:p>
      <text:p text:style-name="P7">{</text:p>
      <text:p text:style-name="P7">char search[20];</text:p>
      <text:p text:style-name="P7">printf("Enter name to be found: ");</text:p>
      <text:p text:style-name="P7">scanf(" %[^\n]",search);</text:p>
      <text:p text:style-name="P7">for (int i=0;i&lt;n;i++)</text:p>
      <text:p text:style-name="P7">{</text:p>
      <text:p text:style-name="P7"><text:tab/>if(strcmp(rec[i].name,search)==0)</text:p>
      <text:p text:style-name="P7"><text:tab/><text:tab/>return i;</text:p>
      <text:p text:style-name="P7">}</text:p>
      <text:p text:style-name="P7">return -1;</text:p>
      <text:p text:style-name="P7">}</text:p>
      <text:p text:style-name="P7"/>
      <text:p text:style-name="P7"/>
      <text:p text:style-name="P7">void display(int i,struct record rec[])</text:p>
      <text:p text:style-name="P7">{</text:p>
      <text:p text:style-name="P7">printf("\n%-20s",rec[i].name);</text:p>
      <text:p text:style-name="P7">printf("%-50s",rec[i].address);</text:p>
      <text:p text:style-name="P7">printf("%ld",rec[i].telephone);</text:p>
      <text:p text:style-name="P7">}</text:p>
      <text:p text:style-name="P7"/>
      <text:p text:style-name="P7"/>
      <text:p text:style-name="P7">void modify(int index,int n,struct record rec[])</text:p>
      <text:p text:style-name="P7">{</text:p>
      <text:p text:style-name="P7">printf("\n\nEnter new name: ");</text:p>
      <text:p text:style-name="P7">scanf(" %[^\n]",rec[index].name);</text:p>
      <text:p text:style-name="P7">printf("Enter new address: ");</text:p>
      <text:p text:style-name="P7">scanf(" %[^\n]",rec[index].address);</text:p>
      <text:p text:style-name="P7">printf("Enter new telephone number: ");</text:p>
      <text:p text:style-name="P7">scanf(" %ld",&amp;rec[index].telephone);</text:p>
      <text:p text:style-name="P7"><text:soft-page-break/>for (int i=0;i&lt;n;i++)</text:p>
      <text:p text:style-name="P7"><text:tab/>fprintf(f,"%s\n%s\n%ld\n", rec[i].name, rec[i].address, rec[i].telephone);</text:p>
      <text:p text:style-name="P7">}</text:p>
      <text:p text:style-name="P7"/>
      <text:p text:style-name="P7">void main()</text:p>
      <text:p text:style-name="P7">{</text:p>
      <text:p text:style-name="P7">int n,flag=1,index;</text:p>
      <text:p text:style-name="P7">char file[20];</text:p>
      <text:p text:style-name="P7">printf("Enter file name: ");</text:p>
      <text:p text:style-name="P7">scanf("%s",file);</text:p>
      <text:p text:style-name="P7"/>
      <text:p text:style-name="P7">printf("Enter number of records: ");</text:p>
      <text:p text:style-name="P7">scanf("%d",&amp;n);</text:p>
      <text:p text:style-name="P7"/>
      <text:p text:style-name="P7">struct record rec[20];</text:p>
      <text:p text:style-name="P7">f=fopen(file,"w");</text:p>
      <text:p text:style-name="P7">add(n);</text:p>
      <text:p text:style-name="P7">fclose(f);</text:p>
      <text:p text:style-name="P7"/>
      <text:p text:style-name="P7">while(1)</text:p>
      <text:p text:style-name="P7">{</text:p>
      <text:p text:style-name="P7"><text:tab/>printf("\n\nChoose:\n1 to add new record\n2 to modify existing record\n3 to retrieve particular record\n4 to list all records\n0 to exit\nEnter choice: ");</text:p>
      <text:p text:style-name="P7"><text:tab/>scanf("%d",&amp;flag);</text:p>
      <text:p text:style-name="P7"/>
      <text:p text:style-name="P7"><text:tab/>switch(flag)</text:p>
      <text:p text:style-name="P7"><text:tab/>{</text:p>
      <text:p text:style-name="P7"><text:tab/><text:tab/>case 0: exit(0);</text:p>
      <text:p text:style-name="P7"/>
      <text:p text:style-name="P7"><text:tab/><text:tab/>case 1: f=fopen(file,"a+");</text:p>
      <text:p text:style-name="P7"><text:tab/><text:tab/><text:tab/>add(1);</text:p>
      <text:p text:style-name="P7"><text:tab/><text:tab/><text:tab/>n++;</text:p>
      <text:p text:style-name="P7"><text:tab/><text:tab/><text:tab/>fclose(f);</text:p>
      <text:p text:style-name="P7"><text:soft-page-break/><text:tab/><text:tab/><text:tab/>break;</text:p>
      <text:p text:style-name="P7"/>
      <text:p text:style-name="P7"><text:tab/><text:tab/>case 2: f=fopen(file,"w+");</text:p>
      <text:p text:style-name="P7"><text:tab/><text:tab/><text:tab/>read(n,rec);</text:p>
      <text:p text:style-name="P7"><text:tab/><text:tab/><text:tab/>index=search(n,rec);</text:p>
      <text:p text:style-name="P7"><text:tab/><text:tab/><text:tab/>if (index==-1)</text:p>
      <text:p text:style-name="P7"><text:tab/><text:tab/><text:tab/><text:tab/>printf("\nRecord not found!!\n");</text:p>
      <text:p text:style-name="P7"><text:tab/><text:tab/><text:tab/>else</text:p>
      <text:p text:style-name="P7"><text:tab/><text:tab/><text:tab/><text:tab/>modify(index,n,rec);</text:p>
      <text:p text:style-name="P7"><text:tab/><text:tab/><text:tab/>fclose(f);</text:p>
      <text:p text:style-name="P7"><text:tab/><text:tab/><text:tab/>break;</text:p>
      <text:p text:style-name="P7"><text:tab/><text:tab/>case 2: f=fopen(file,"r");</text:p>
      <text:p text:style-name="P7"><text:tab/><text:tab/><text:tab/>read(n,rec);</text:p>
      <text:p text:style-name="P7"><text:tab/><text:tab/><text:tab/>index=search(n,rec);</text:p>
      <text:p text:style-name="P7"><text:tab/><text:tab/><text:tab/>fclose(f);</text:p>
      <text:p text:style-name="P7"><text:tab/><text:tab/><text:tab/>if (index==-1)</text:p>
      <text:p text:style-name="P7"><text:tab/><text:tab/><text:tab/><text:tab/>printf("\nRecord not found!!\n");</text:p>
      <text:p text:style-name="P7"><text:tab/><text:tab/><text:tab/>else</text:p>
      <text:p text:style-name="P7"><text:tab/><text:tab/><text:tab/><text:tab/>{</text:p>
      <text:p text:style-name="P7"><text:tab/><text:tab/><text:tab/><text:tab/>f=fopen(file,"w");</text:p>
      <text:p text:style-name="P7"><text:tab/><text:tab/><text:tab/><text:tab/>modify(index,n,rec);</text:p>
      <text:p text:style-name="P7"><text:tab/><text:tab/><text:tab/><text:tab/>fclose(f);</text:p>
      <text:p text:style-name="P7"><text:tab/><text:tab/><text:tab/><text:tab/>}</text:p>
      <text:p text:style-name="P7"><text:tab/><text:tab/><text:tab/>break;</text:p>
      <text:p text:style-name="P7"><text:tab/></text:p>
      <text:p text:style-name="P7"><text:tab/><text:tab/>case 3: f=fopen(file,"r");</text:p>
      <text:p text:style-name="P7"><text:tab/><text:tab/><text:tab/>read(n,rec);</text:p>
      <text:p text:style-name="P7"><text:tab/><text:tab/><text:tab/>index=search(n,rec);</text:p>
      <text:p text:style-name="P7"><text:tab/><text:tab/><text:tab/>if (index==-1)</text:p>
      <text:p text:style-name="P7"><text:tab/><text:tab/><text:tab/><text:tab/>printf("\nRecord not found!!\n");</text:p>
      <text:p text:style-name="P7"><text:tab/><text:tab/><text:tab/>else</text:p>
      <text:p text:style-name="P7"><text:tab/><text:tab/><text:tab/>{</text:p>
      <text:p text:style-name="P7"><text:tab/><text:tab/><text:tab/><text:tab/>printf("%-20s%-50s%-s","Name","Address","Telephone number");<text:tab/></text:p>
      <text:p text:style-name="P7"><text:tab/><text:tab/><text:tab/><text:tab/>display(index,rec);</text:p>
      <text:p text:style-name="P7"><text:soft-page-break/><text:tab/><text:tab/><text:tab/>}</text:p>
      <text:p text:style-name="P7"><text:tab/><text:tab/><text:tab/>fclose(f);</text:p>
      <text:p text:style-name="P7"><text:tab/><text:tab/><text:tab/>break;</text:p>
      <text:p text:style-name="P7"><text:tab/><text:tab/></text:p>
      <text:p text:style-name="P7"><text:tab/><text:tab/>case 4: f=fopen(file,"r");</text:p>
      <text:p text:style-name="P7"><text:tab/><text:tab/><text:tab/>read(n,rec);</text:p>
      <text:p text:style-name="P7"><text:tab/><text:tab/><text:tab/>printf("%-20s%-50s%-s","Name","Address","Telephone number");</text:p>
      <text:p text:style-name="P7"><text:tab/><text:tab/><text:tab/>for (int i=0;i&lt;n;i++)</text:p>
      <text:p text:style-name="P7"><text:tab/><text:tab/><text:tab/>{</text:p>
      <text:p text:style-name="P7"><text:tab/><text:tab/><text:tab/><text:tab/>display(i,rec);</text:p>
      <text:p text:style-name="P7"><text:tab/><text:tab/><text:tab/>}</text:p>
      <text:p text:style-name="P7"><text:tab/><text:tab/><text:tab/>fclose(f);</text:p>
      <text:p text:style-name="P7"><text:tab/>}</text:p>
      <text:p text:style-name="P7">}</text:p>
      <text:p text:style-name="P7">}</text:p>
      <text:p text:style-name="P4"/>
      <text:p text:style-name="P5">OUTPUT:</text:p>
      <text:p text:style-name="P8">cseb83@jtl-14:~/A6$ gcc info.c -o info</text:p>
      <text:p text:style-name="P8">cseb83@jtl-14:~/A6$ ./info</text:p>
      <text:p text:style-name="P7">Enter file name: rec</text:p>
      <text:p text:style-name="P7">Enter number of records: 3</text:p>
      <text:p text:style-name="P7"/>
      <text:p text:style-name="P7"/>
      <text:p text:style-name="P7">Enter name: Anna</text:p>
      <text:p text:style-name="P7">Enter address: No-1, Jasmine avenue, New Delhi.</text:p>
      <text:p text:style-name="P7">Enter telephone number: 87569476</text:p>
      <text:p text:style-name="P7"/>
      <text:p text:style-name="P7"/>
      <text:p text:style-name="P7">Enter name: Bora</text:p>
      <text:p text:style-name="P7">Enter address: 12/15, Block 2, Kochin.</text:p>
      <text:p text:style-name="P7">Enter telephone number: 56453456</text:p>
      <text:p text:style-name="P7"/>
      <text:p text:style-name="P7"/>
      <text:p text:style-name="P7">Enter name: Cathy</text:p>
      <text:p text:style-name="P7"><text:soft-page-break/>Enter address: 8A, Palm Cololy, Chennai.</text:p>
      <text:p text:style-name="P7">Enter telephone number: 87342134</text:p>
      <text:p text:style-name="P7"/>
      <text:p text:style-name="P7"/>
      <text:p text:style-name="P7">Choose:</text:p>
      <text:p text:style-name="P7">1 to add new record</text:p>
      <text:p text:style-name="P7">2 to modify existing record</text:p>
      <text:p text:style-name="P7">3 to retrieve particular record</text:p>
      <text:p text:style-name="P7">4 to list all records</text:p>
      <text:p text:style-name="P7">0 to exit</text:p>
      <text:p text:style-name="P7">Enter choice: 1</text:p>
      <text:p text:style-name="P7"/>
      <text:p text:style-name="P7"/>
      <text:p text:style-name="P7">Enter name: Dorothy</text:p>
      <text:p text:style-name="P7">Enter address: 3, second street, Kolkata.</text:p>
      <text:p text:style-name="P7">Enter telephone number: 90876567</text:p>
      <text:p text:style-name="P7"/>
      <text:p text:style-name="P7"/>
      <text:p text:style-name="P7">Choose:</text:p>
      <text:p text:style-name="P7">1 to add new record</text:p>
      <text:p text:style-name="P7">2 to modify existing record</text:p>
      <text:p text:style-name="P7">3 to retrieve particular record</text:p>
      <text:p text:style-name="P7">4 to list all records</text:p>
      <text:p text:style-name="P7">0 to exit</text:p>
      <text:p text:style-name="P7">Enter choice: 4</text:p>
      <text:p text:style-name="P7">Name <text:s text:c="15"/>Address <text:s text:c="68"/>Telephone number</text:p>
      <text:p text:style-name="P7">Anna <text:s text:c="16"/>No-1, Jasmine avenue, New Delhi. <text:s text:c="16"/>87569476</text:p>
      <text:p text:style-name="P7">Bora <text:s text:c="16"/>12/15, Block 2, Kochin. <text:s text:c="41"/>56453456</text:p>
      <text:p text:style-name="P7">Cathy <text:s text:c="14"/>8A, Palm Cololy, Chennai. <text:s text:c="35"/>87342134</text:p>
      <text:p text:style-name="P7">Dorothy <text:s text:c="10"/>3, second street, Kolkata. <text:s text:c="35"/>90876567</text:p>
      <text:p text:style-name="P7"/>
      <text:p text:style-name="P7">Choose:</text:p>
      <text:p text:style-name="P7">1 to add new record</text:p>
      <text:p text:style-name="P7">2 to modify existing record</text:p>
      <text:p text:style-name="P7">3 to retrieve particular record</text:p>
      <text:p text:style-name="P7"><text:soft-page-break/>4 to list all records</text:p>
      <text:p text:style-name="P7">0 to exit</text:p>
      <text:p text:style-name="P7">Enter choice: 2</text:p>
      <text:p text:style-name="P7">Enter name to be found: Bora</text:p>
      <text:p text:style-name="P7"/>
      <text:p text:style-name="P7"/>
      <text:p text:style-name="P7">Enter new name: Bora Alex</text:p>
      <text:p text:style-name="P7">Enter new address: 12/16, Block 4, Kochin. </text:p>
      <text:p text:style-name="P7">Enter new telephone number: 56789876</text:p>
      <text:p text:style-name="P7"/>
      <text:p text:style-name="P7"/>
      <text:p text:style-name="P7">Choose:</text:p>
      <text:p text:style-name="P7">1 to add new record</text:p>
      <text:p text:style-name="P7">2 to modify existing record</text:p>
      <text:p text:style-name="P7">3 to retrieve particular record</text:p>
      <text:p text:style-name="P7">4 to list all records</text:p>
      <text:p text:style-name="P7">0 to exit</text:p>
      <text:p text:style-name="P7">Enter choice: 3</text:p>
      <text:p text:style-name="P7">Enter name to be found: Bora Alex</text:p>
      <text:p text:style-name="P7">Name <text:s text:c="15"/>Address <text:s text:c="42"/>Telephone number</text:p>
      <text:p text:style-name="P7">Bora Alex <text:s text:c="10"/>12/16, Block 4, Kochin. <text:s text:c="26"/>56789876</text:p>
      <text:p text:style-name="P7"/>
      <text:p text:style-name="P7">Choose:</text:p>
      <text:p text:style-name="P7">1 to add new record</text:p>
      <text:p text:style-name="P7">2 to modify existing record</text:p>
      <text:p text:style-name="P7">3 to retrieve particular record</text:p>
      <text:p text:style-name="P7">4 to list all records</text:p>
      <text:p text:style-name="P7">0 to exit</text:p>
      <text:p text:style-name="P7">Enter choice: 4</text:p>
      <text:p text:style-name="P7">Name <text:s text:c="16"/>Address <text:s text:c="67"/>Telephone number</text:p>
      <text:p text:style-name="P7">Anna <text:s text:c="18"/>No-1, Jasmine avenue, New Delhi. <text:s text:c="17"/>87569476</text:p>
      <text:p text:style-name="P7">Bora Alex <text:s text:c="10"/>12/16, Block 4, Kochin. <text:s text:c="39"/>56789876</text:p>
      <text:p text:style-name="P7">Cathy <text:s text:c="17"/>8A, Palm Cololy, Chennai. <text:s text:c="34"/>87342134</text:p>
      <text:p text:style-name="P7">Dorothy <text:s text:c="13"/>3, second street, Kolkata. <text:s text:c="34"/>90876567</text:p>
      <text:p text:style-name="P7"/>
      <text:p text:style-name="P7"><text:soft-page-break/>Choose:</text:p>
      <text:p text:style-name="P7">1 to add new record</text:p>
      <text:p text:style-name="P7">2 to modify existing record</text:p>
      <text:p text:style-name="P7">3 to retrieve particular record</text:p>
      <text:p text:style-name="P7">4 to list all records</text:p>
      <text:p text:style-name="P7">0 to exit</text:p>
      <text:p text:style-name="P7">Enter choice: 0</text:p>
      <text:p text:style-name="P15"/>
      <text:p text:style-name="P4"/>
      <text:p text:style-name="P2"><text:span text:style-name="T2">3</text:span>. PROGRAM NAME: <text:s/><text:span text:style-name="T2">LIST OF INFORMATION - 2</text:span></text:p>
      <text:p text:style-name="P2"/>
      <text:p text:style-name="P4">PROGRAM: </text:p>
      <text:p text:style-name="P7">#include &lt;stdio.h&gt;</text:p>
      <text:p text:style-name="P7">#include &lt;string.h&gt;</text:p>
      <text:p text:style-name="P7">#include &lt;stdlib.h&gt;</text:p>
      <text:p text:style-name="P7"/>
      <text:p text:style-name="P7">FILE *f;</text:p>
      <text:p text:style-name="P7"/>
      <text:p text:style-name="P7">struct record</text:p>
      <text:p text:style-name="P7">{</text:p>
      <text:p text:style-name="P7">char name[20],address[50];</text:p>
      <text:p text:style-name="P7">long int telephone;</text:p>
      <text:p text:style-name="P7">};</text:p>
      <text:p text:style-name="P7"/>
      <text:p text:style-name="P7">void add(int n)</text:p>
      <text:p text:style-name="P7">{</text:p>
      <text:p text:style-name="P7">struct record rec[n];</text:p>
      <text:p text:style-name="P7">for (int i=0;i&lt;n;i++)</text:p>
      <text:p text:style-name="P7">{</text:p>
      <text:p text:style-name="P7"><text:tab/>printf("\n\nEnter name: ");</text:p>
      <text:p text:style-name="P7"><text:tab/>scanf(" %[^\n]",rec[i].name);</text:p>
      <text:p text:style-name="P7"><text:tab/>printf("Enter address: ");</text:p>
      <text:p text:style-name="P7"><text:tab/>scanf(" %[^\n]",rec[i].address);</text:p>
      <text:p text:style-name="P7"><text:tab/>printf("Enter telephone number: ");</text:p>
      <text:p text:style-name="P7"><text:tab/>scanf(" %ld",&amp;rec[i].telephone);</text:p>
      <text:p text:style-name="P7"><text:soft-page-break/>}</text:p>
      <text:p text:style-name="P7">fwrite(rec,sizeof(struct record),n,f);</text:p>
      <text:p text:style-name="P7">}</text:p>
      <text:p text:style-name="P7"/>
      <text:p text:style-name="P7">void insert(int n, int pos, struct record rec[n+1])</text:p>
      <text:p text:style-name="P7">{</text:p>
      <text:p text:style-name="P7">int i;</text:p>
      <text:p text:style-name="P7"/>
      <text:p text:style-name="P7">for (i=n;i&gt;=pos;i--)</text:p>
      <text:p text:style-name="P7"><text:tab/>rec[i]=rec[i-1];</text:p>
      <text:p text:style-name="P7"/>
      <text:p text:style-name="P7">printf("\n\nEnter name: ");</text:p>
      <text:p text:style-name="P7">scanf(" %[^\n]",rec[i].name);</text:p>
      <text:p text:style-name="P7">printf("Enter address: ");</text:p>
      <text:p text:style-name="P7">scanf(" %[^\n]",rec[i].address);</text:p>
      <text:p text:style-name="P7">printf("Enter telephone number: ");</text:p>
      <text:p text:style-name="P7">scanf(" %ld",&amp;rec[i].telephone);</text:p>
      <text:p text:style-name="P7">fwrite(rec,sizeof(struct record),++n,f);</text:p>
      <text:p text:style-name="P7">}</text:p>
      <text:p text:style-name="P7"/>
      <text:p text:style-name="P7"/>
      <text:p text:style-name="P7">void read(int n, struct record rec[])</text:p>
      <text:p text:style-name="P7">{</text:p>
      <text:p text:style-name="P7">fread(rec,sizeof(struct record),n,f);</text:p>
      <text:p text:style-name="P7">}</text:p>
      <text:p text:style-name="P7"/>
      <text:p text:style-name="P7">int search(int n,struct record rec[])</text:p>
      <text:p text:style-name="P7">{</text:p>
      <text:p text:style-name="P7">char search[20];</text:p>
      <text:p text:style-name="P7">printf("Enter name: ");</text:p>
      <text:p text:style-name="P7">scanf(" %[^\n]",search);</text:p>
      <text:p text:style-name="P7">for (int i=0;i&lt;n;i++)</text:p>
      <text:p text:style-name="P7">{</text:p>
      <text:p text:style-name="P7"><text:tab/>if(strcmp(rec[i].name,search)==0)</text:p>
      <text:p text:style-name="P7"><text:tab/><text:tab/>return i;</text:p>
      <text:p text:style-name="P7"><text:soft-page-break/>}</text:p>
      <text:p text:style-name="P7">return -1;</text:p>
      <text:p text:style-name="P7">}</text:p>
      <text:p text:style-name="P7"/>
      <text:p text:style-name="P7"/>
      <text:p text:style-name="P7">void display(int i,struct record rec[])</text:p>
      <text:p text:style-name="P7">{</text:p>
      <text:p text:style-name="P7">printf("\n%-20s",rec[i].name);</text:p>
      <text:p text:style-name="P7">printf("%-50s",rec[i].address);</text:p>
      <text:p text:style-name="P7">printf("%ld",rec[i].telephone);</text:p>
      <text:p text:style-name="P7">}</text:p>
      <text:p text:style-name="P7"/>
      <text:p text:style-name="P7"/>
      <text:p text:style-name="P7">void delete(int index,int n,struct record rec[])</text:p>
      <text:p text:style-name="P7">{</text:p>
      <text:p text:style-name="P7">for (int i=index;i&lt;n;i++)</text:p>
      <text:p text:style-name="P7"><text:tab/>rec[i]=rec[i+1];</text:p>
      <text:p text:style-name="P7">fwrite(rec,sizeof(struct record),--n,f);</text:p>
      <text:p text:style-name="P7">printf("Record Deleted!!");</text:p>
      <text:p text:style-name="P7">}</text:p>
      <text:p text:style-name="P7"/>
      <text:p text:style-name="P7"/>
      <text:p text:style-name="P7">void main()</text:p>
      <text:p text:style-name="P7">{</text:p>
      <text:p text:style-name="P7">int n,flag=1,index;</text:p>
      <text:p text:style-name="P7">char file[20];</text:p>
      <text:p text:style-name="P7">printf("Enter file name: ");</text:p>
      <text:p text:style-name="P7">scanf("%s",file);</text:p>
      <text:p text:style-name="P7">printf("Enter number of records: ");</text:p>
      <text:p text:style-name="P7">scanf("%d",&amp;n);</text:p>
      <text:p text:style-name="P7">struct record rec[20];</text:p>
      <text:p text:style-name="P7">f=fopen(file,"wb");</text:p>
      <text:p text:style-name="P7">add(n);</text:p>
      <text:p text:style-name="P7">fclose(f);</text:p>
      <text:p text:style-name="P7"/>
      <text:p text:style-name="P7"><text:soft-page-break/>while(1)</text:p>
      <text:p text:style-name="P7">{</text:p>
      <text:p text:style-name="P7"><text:tab/>printf("\n\nChoose:\n1 to add new record in particular position\n2 to delete particular record\n3 to display particular record\n4 to display all records\n0 to exit\nEnter choice: ");</text:p>
      <text:p text:style-name="P7"><text:tab/>scanf("%d",&amp;flag);</text:p>
      <text:p text:style-name="P7"/>
      <text:p text:style-name="P7"><text:tab/>switch(flag)</text:p>
      <text:p text:style-name="P7"><text:tab/>{</text:p>
      <text:p text:style-name="P7"><text:tab/><text:tab/>case 0: exit(0);</text:p>
      <text:p text:style-name="P7"/>
      <text:p text:style-name="P20"><text:tab/><text:tab/>case 1: f=fopen(file,"wb+");</text:p>
      <text:p text:style-name="P20"><text:tab/><text:tab/><text:tab/>read(n,rec);</text:p>
      <text:p text:style-name="P20"><text:tab/><text:tab/><text:tab/>printf("Enter position: ");</text:p>
      <text:p text:style-name="P20"><text:tab/><text:tab/><text:tab/>scanf("%d",&amp;index);</text:p>
      <text:p text:style-name="P20"><text:tab/><text:tab/><text:tab/>insert(n,index,rec);</text:p>
      <text:p text:style-name="P20"><text:tab/><text:tab/><text:tab/>n++;</text:p>
      <text:p text:style-name="P20"><text:tab/><text:tab/><text:tab/>fclose(f);</text:p>
      <text:p text:style-name="P20"><text:tab/><text:tab/><text:tab/>break;</text:p>
      <text:p text:style-name="P20"/>
      <text:p text:style-name="P20"><text:tab/><text:tab/>case 2: f=fopen(file,"wb+");</text:p>
      <text:p text:style-name="P20"><text:tab/><text:tab/><text:tab/>read(n,rec);</text:p>
      <text:p text:style-name="P20"><text:tab/><text:tab/><text:tab/>index=search(n,rec);</text:p>
      <text:p text:style-name="P20"><text:tab/><text:tab/><text:tab/>if (index==-1)</text:p>
      <text:p text:style-name="P20"><text:tab/><text:tab/><text:tab/><text:tab/>printf("\nRecord not found!!\n");</text:p>
      <text:p text:style-name="P20"><text:tab/><text:tab/><text:tab/>else</text:p>
      <text:p text:style-name="P20"><text:tab/><text:tab/><text:tab/><text:tab/>{</text:p>
      <text:p text:style-name="P20"><text:tab/><text:tab/><text:tab/><text:tab/>//f=fopen(file,"wb");</text:p>
      <text:p text:style-name="P20"><text:tab/><text:tab/><text:tab/><text:tab/>delete(index,n,rec);</text:p>
      <text:p text:style-name="P20"><text:tab/><text:tab/><text:tab/><text:tab/>--n;</text:p>
      <text:p text:style-name="P20"><text:tab/><text:tab/><text:tab/><text:tab/>}</text:p>
      <text:p text:style-name="P20"><text:tab/><text:tab/><text:tab/>fclose(f);</text:p>
      <text:p text:style-name="P20"><text:tab/><text:tab/><text:tab/>break;<text:tab/></text:p>
      <text:p text:style-name="P20"/>
      <text:p text:style-name="P7"><text:tab/><text:tab/>case 3: f=fopen(file,"rb");</text:p>
      <text:p text:style-name="P7"><text:soft-page-break/><text:tab/><text:tab/><text:tab/>read(n,rec);</text:p>
      <text:p text:style-name="P7"><text:tab/><text:tab/><text:tab/>index=search(n,rec);</text:p>
      <text:p text:style-name="P7"><text:tab/><text:tab/><text:tab/>if (index==-1)</text:p>
      <text:p text:style-name="P7"><text:tab/><text:tab/><text:tab/><text:tab/>printf("\nRecord not found!!\n");</text:p>
      <text:p text:style-name="P7"><text:tab/><text:tab/><text:tab/>else</text:p>
      <text:p text:style-name="P7"><text:tab/><text:tab/><text:tab/>{</text:p>
      <text:p text:style-name="P7"><text:tab/><text:tab/><text:tab/><text:tab/>printf("%-20s%-50s%-s","Name","Address","Telephone number");<text:tab/></text:p>
      <text:p text:style-name="P7"><text:tab/><text:tab/><text:tab/><text:tab/>display(index,rec);</text:p>
      <text:p text:style-name="P7"><text:tab/><text:tab/><text:tab/>}</text:p>
      <text:p text:style-name="P7"><text:tab/><text:tab/><text:tab/>fclose(f);</text:p>
      <text:p text:style-name="P7"><text:tab/><text:tab/><text:tab/>break;</text:p>
      <text:p text:style-name="P7"><text:tab/><text:tab/></text:p>
      <text:p text:style-name="P7"><text:tab/><text:tab/>case 4: f=fopen(file,"rb");</text:p>
      <text:p text:style-name="P7"><text:tab/><text:tab/><text:tab/>read(n,rec);</text:p>
      <text:p text:style-name="P7"><text:tab/><text:tab/><text:tab/>printf("%-20s%-50s%-s","Name","Address","Telephone number");</text:p>
      <text:p text:style-name="P7"><text:tab/><text:tab/><text:tab/>for (int i=0;i&lt;n;i++)</text:p>
      <text:p text:style-name="P7"><text:tab/><text:tab/><text:tab/>{</text:p>
      <text:p text:style-name="P7"><text:tab/><text:tab/><text:tab/><text:tab/>display(i,rec);</text:p>
      <text:p text:style-name="P7"><text:tab/><text:tab/><text:tab/>}</text:p>
      <text:p text:style-name="P7"><text:tab/><text:tab/><text:tab/>fclose(f);</text:p>
      <text:p text:style-name="P7"><text:tab/>}</text:p>
      <text:p text:style-name="P7">}</text:p>
      <text:p text:style-name="P7">}</text:p>
      <text:p text:style-name="P4"/>
      <text:p text:style-name="P5">OUTPUT:</text:p>
      <text:p text:style-name="P7">ssncoder@trillocubuntu:~/A7$ gcc info2.c -o info2</text:p>
      <text:p text:style-name="P7">ssncoder@trillocubuntu:~/A7$ ./info2</text:p>
      <text:p text:style-name="P7">Enter file name: record</text:p>
      <text:p text:style-name="P7">Enter number of records: 3</text:p>
      <text:p text:style-name="P7"/>
      <text:p text:style-name="P7"/>
      <text:p text:style-name="P7">Enter name: Anna</text:p>
      <text:p text:style-name="P7">Enter address: No-1, Jasmine avenue, New Delhi.</text:p>
      <text:p text:style-name="P7"><text:soft-page-break/>Enter telephone number: 45656565</text:p>
      <text:p text:style-name="P7"/>
      <text:p text:style-name="P7"/>
      <text:p text:style-name="P7">Enter name: Bora</text:p>
      <text:p text:style-name="P7">Enter address: 12/15, Block 2, Kochin.</text:p>
      <text:p text:style-name="P7">Enter telephone number: 76754565</text:p>
      <text:p text:style-name="P7"/>
      <text:p text:style-name="P7"/>
      <text:p text:style-name="P7">Enter name: Cathy</text:p>
      <text:p text:style-name="P7">Enter address: 8A, Palm colony, Chennai.</text:p>
      <text:p text:style-name="P7">Enter telephone number: 22343434</text:p>
      <text:p text:style-name="P7"/>
      <text:p text:style-name="P7"/>
      <text:p text:style-name="P7">Choose:</text:p>
      <text:p text:style-name="P7">1 to add new record in particular position</text:p>
      <text:p text:style-name="P7">2 to delete particular record</text:p>
      <text:p text:style-name="P7">3 to display particular record</text:p>
      <text:p text:style-name="P7">4 to display all records</text:p>
      <text:p text:style-name="P7">0 to exit</text:p>
      <text:p text:style-name="P7">Enter choice: 4</text:p>
      <text:p text:style-name="P7">Name <text:s text:c="15"/>Address <text:s text:c="65"/>Telephone number</text:p>
      <text:p text:style-name="P7">Anna <text:s text:c="15"/>No-1, Jasmine avenue, New Delhi. <text:s text:c="14"/>45656565</text:p>
      <text:p text:style-name="P7">Bora <text:s text:c="15"/>12/15, Block 2, Kochin. <text:s text:c="38"/>76754565</text:p>
      <text:p text:style-name="P7">Cathy <text:s text:c="14"/>8A, Palm colony, Chennai. <text:s text:c="31"/>22343434</text:p>
      <text:p text:style-name="P7"/>
      <text:p text:style-name="P7">Choose:</text:p>
      <text:p text:style-name="P7">1 to add new record in particular position</text:p>
      <text:p text:style-name="P7">2 to delete particular record</text:p>
      <text:p text:style-name="P7">3 to display particular record</text:p>
      <text:p text:style-name="P7">4 to display all records</text:p>
      <text:p text:style-name="P7">0 to exit</text:p>
      <text:p text:style-name="P7">Enter choice: 1</text:p>
      <text:p text:style-name="P7">Enter position: 2</text:p>
      <text:p text:style-name="P7"/>
      <text:p text:style-name="P7"/>
      <text:p text:style-name="P7"><text:soft-page-break/>Enter name: Dorothy</text:p>
      <text:p text:style-name="P7">Enter address: 3, second street, Kolkata.</text:p>
      <text:p text:style-name="P7">Enter telephone number: 87901232</text:p>
      <text:p text:style-name="P7"/>
      <text:p text:style-name="P7"/>
      <text:p text:style-name="P7">Choose:</text:p>
      <text:p text:style-name="P7">1 to add new record in particular position</text:p>
      <text:p text:style-name="P7">2 to delete particular record</text:p>
      <text:p text:style-name="P7">3 to display particular record</text:p>
      <text:p text:style-name="P7">4 to display all records</text:p>
      <text:p text:style-name="P7">0 to exit</text:p>
      <text:p text:style-name="P7">Enter choice: 2</text:p>
      <text:p text:style-name="P7">Enter name: Bora</text:p>
      <text:p text:style-name="P7">Record Deleted!!</text:p>
      <text:p text:style-name="P7"/>
      <text:p text:style-name="P7">Choose:</text:p>
      <text:p text:style-name="P7">1 to add new record in particular position</text:p>
      <text:p text:style-name="P7">2 to delete particular record</text:p>
      <text:p text:style-name="P7">3 to display particular record</text:p>
      <text:p text:style-name="P7">4 to display all records</text:p>
      <text:p text:style-name="P7">0 to exit</text:p>
      <text:p text:style-name="P7">Enter choice: 4 <text:s text:c="2"/></text:p>
      <text:p text:style-name="P7">Name <text:s text:c="15"/>Address <text:s text:c="64"/>Telephone number</text:p>
      <text:p text:style-name="P7">Anna <text:s text:c="15"/>No-1, Jasmine avenue, New Delhi. <text:s text:c="17"/>45656565</text:p>
      <text:p text:style-name="P7">Dorothy <text:s text:c="9"/>3, second street, Kolkata. <text:s text:c="36"/>87901232</text:p>
      <text:p text:style-name="P7">Cathy <text:s text:c="14"/>8A, Palm colony, Chennai. <text:s text:c="34"/>22343434</text:p>
      <text:p text:style-name="P7"/>
      <text:p text:style-name="P7">Choose:</text:p>
      <text:p text:style-name="P7">1 to add new record in particular position</text:p>
      <text:p text:style-name="P7">2 to delete particular record</text:p>
      <text:p text:style-name="P7">3 to display particular record</text:p>
      <text:p text:style-name="P7">4 to display all records</text:p>
      <text:p text:style-name="P7">0 to exit</text:p>
      <text:p text:style-name="P7">Enter choice: 0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0:50:27.722290870</meta:creation-date>
    <dc:date>2019-04-20T20:53:32.463328406</dc:date>
    <meta:editing-duration>PT1H28M2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6" meta:paragraph-count="460" meta:word-count="1314" meta:character-count="10890" meta:non-whitespace-character-count="8633"/>
  </office:meta>
</office:document-meta>
</file>